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258C397315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nkin" svg:font-family="Dunk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4538b" draw:fill="solid" draw:fill-color="#ef792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14538b" draw:fill="solid" draw:fill-color="#14538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ffffff" draw:fill="solid" draw:fill-color="#ffff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ef792e" draw:fill="solid" draw:fill-color="#14538b" draw:fill-image-width="0cm" draw:fill-image-height="0cm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4cm" svg:stroke-color="#3465a4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3465a4" draw:marker-start-width="0.8cm" draw:marker-end-width="0.8cm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svg:stroke-width="0.3cm" svg:stroke-color="#ef792e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1.8cm"/>
    </style:style>
    <style:style style:name="gr10" style:family="graphic" style:parent-style-name="objectwithoutfill">
      <style:graphic-properties svg:stroke-width="0.4cm" svg:stroke-color="#ef792e" draw:marker-start-width="0.8cm" draw:marker-end-width="0.8cm" draw:stroke-linejoin="round" draw:fill="none" draw:fill-color="#14538b" draw:fill-image-width="0cm" draw:fill-image-height="0cm" draw:textarea-vertical-align="middle" fo:padding-top="0.325cm" fo:padding-bottom="0.325cm" fo:padding-left="0.45cm" fo:padding-right="0.45cm"/>
    </style:style>
    <style:style style:name="gr11" style:family="graphic" style:parent-style-name="objectwithoutfill">
      <style:graphic-properties svg:stroke-width="0.3cm" svg:stroke-color="#14538b" draw:marker-start-width="0.65cm" draw:marker-end-width="0.65cm" draw:fill="none" draw:fill-color="#14538b" draw:fill-image-width="0cm" draw:fill-image-height="0cm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solid" draw:fill-color="#14538b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3465a4" draw:fill="solid" draw:fill-color="#14538b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3465a4" draw:fill="solid" draw:fill-color="#ffffff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.05cm"/>
    </style:style>
    <style:style style:name="gr17" style:family="graphic" style:parent-style-name="standard">
      <style:graphic-properties draw:stroke="none" svg:stroke-width="0cm" svg:stroke-color="#ffffff" draw:marker-start-width="1.4cm" draw:marker-end-width="1.4cm" svg:stroke-linecap="round" draw:fill="solid" draw:fill-color="#ffffff" draw:opacity="100%" draw:fill-image-width="0cm" draw:fill-image-height="0cm" draw:textarea-horizontal-align="center" draw:textarea-vertical-align="middle" fo:padding-top="0.525cm" fo:padding-bottom="0.525cm" fo:padding-left="0.65cm" fo:padding-right="0.6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ffffff" draw:textarea-horizontal-align="center" draw:textarea-vertical-align="middle" fo:min-height="3.815cm" draw:shadow="hidden"/>
    </style:style>
    <style:style style:name="gr20" style:family="graphic" style:parent-style-name="standard">
      <style:graphic-properties draw:stroke="none" draw:fill="solid" draw:fill-color="#eeeee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ffffff" style:font-name="Dunkin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text-align="center"/>
      <style:text-properties fo:color="#ffffff" style:font-name="Dunkin" fo:font-size="80pt" fo:font-weight="normal" style:font-size-asian="80pt" style:font-weight-asian="normal" style:font-size-complex="80pt" style:font-weight-complex="normal"/>
    </style:style>
    <style:style style:name="T1" style:family="text">
      <style:text-properties fo:color="#000000" style:font-name="Carlito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unkin" fo:font-size="80pt" fo:font-weight="normal" style:font-size-asian="80pt" style:font-weight-asian="normal" style:font-size-complex="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6.6cm" draw:transform="rotate (-3.14159265358979) translate (10.6cm 7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cm" svg:height="5.3cm" draw:transform="rotate (-3.14159265358979) translate (6.7cm 8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2.699cm" svg:height="3.972cm" svg:x="3.999cm" svg:y="3.5cm" svg:viewBox="0 0 2700 3973" svg:d="M0 799c0-277 31-545 91-799 1482 20 2609 1161 2609 2649 0 488-121 938-336 1324-1391-388-2364-1630-2364-3174z">
          <text:p/>
        </draw:path>
        <draw:custom-shape draw:style-name="gr4" draw:text-style-name="P1" draw:layer="layout" svg:width="2.9cm" svg:height="2.9cm" draw:transform="rotate (-3.14159265358979) translate (9.5cm 5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4cm" svg:height="3.4cm" draw:transform="rotate (-3.14159265358979) translate (4.6cm 8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cm" svg:height="1.9cm" draw:transform="rotate (-3.14159265358979) translate (9cm 4.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6" draw:text-style-name="P1" draw:layer="layout" svg:width="1.799cm" svg:height="4.499cm" svg:x="3.2cm" svg:y="1.9cm" svg:viewBox="0 0 1800 4500" draw:points="1800,0 1800,4500 0,2200">
          <text:p/>
        </draw:polygon>
        <draw:line draw:style-name="gr7" draw:text-style-name="P1" draw:layer="layout" svg:x1="4.9cm" svg:y1="4.1cm" svg:x2="3.3cm" svg:y2="4.1cm">
          <text:p/>
        </draw:line>
        <draw:polyline draw:style-name="gr8" draw:text-style-name="P1" draw:layer="layout" svg:width="2.799cm" svg:height="5.899cm" svg:x="2.4cm" svg:y="1.2cm" svg:viewBox="0 0 2800 5900" draw:points="2800,0 2300,0 0,2900 2300,5900 2800,5900">
          <text:p/>
        </draw:polyline>
        <draw:frame draw:style-name="gr9" draw:text-style-name="P2" draw:layer="layout" svg:width="4.7cm" svg:height="2.368cm" svg:x="7.1cm" svg:y="5.532cm">
          <draw:text-box>
            <text:p><text:span text:style-name="T1">'14</text:span></text:p>
          </draw:text-box>
        </draw:frame>
        <draw:polygon draw:style-name="gr10" draw:text-style-name="P1" draw:layer="layout" svg:width="1.799cm" svg:height="4.499cm" svg:x="5.7cm" svg:y="1.9cm" svg:viewBox="0 0 1800 4500" draw:points="0,0 0,4500 1800,2200">
          <text:p/>
        </draw:polygon>
        <draw:polyline draw:style-name="gr11" draw:text-style-name="P1" draw:layer="layout" svg:width="2.799cm" svg:height="5.899cm" svg:x="5.5cm" svg:y="1.2cm" svg:viewBox="0 0 2800 5900" draw:points="0,0 500,0 2800,2900 500,5900 0,5900">
          <text:p/>
        </draw:polyline>
      </draw:page>
      <draw:page draw:name="page3" draw:style-name="dp1" draw:master-page-name="Default">
        <draw:custom-shape draw:style-name="gr12" draw:text-style-name="P1" draw:layer="layout" svg:width="13.3cm" svg:height="11.7cm" svg:x="-0.4cm" svg:y="-0.4cm">
          <text:p/>
          <draw:enhanced-geometry svg:viewBox="0 0 21600 21600" draw:type="rectangle" draw:enhanced-path="M 0 0 L 21600 0 21600 21600 0 21600 0 0 Z N"/>
        </draw:custom-shape>
        <draw:path draw:style-name="gr13" draw:text-style-name="P1" draw:layer="layout" svg:width="5.25cm" svg:height="4.399cm" svg:x="5.149cm" svg:y="3.5cm" svg:viewBox="0 0 5251 4400" svg:d="M3051 0c1247 0 2200 953 2200 2200s-953 2200-2200 2200-2200-953-2200-2200c0-324 64-628 181-900h-632c-74 0-136-17-200-54-64-36-110-82-146-146-37-64-54-126-54-200s17-136 54-200c36-64 82-110 146-146 64-37 126-54 200-54h1229c379-315 872-500 1422-500zM1517 600h-1068c-55 0-102 13-150 40-48 28-82 62-110 110-27 48-40 95-40 150s13 102 40 150c28 48 62 82 110 110 48 27 95 40 150 40h629c111-226 260-429 439-600z">
          <text:p/>
        </draw:path>
        <draw:path draw:style-name="gr14" draw:text-style-name="P1" draw:layer="layout" svg:width="3.65cm" svg:height="3.199cm" svg:x="6.2cm" svg:y="4.1cm" svg:viewBox="0 0 3651 3200" svg:d="M2051 0c907 0 1600 693 1600 1600s-693 1600-1600 1600-1600-693-1600-1600c0-384 124-729 336-1000h-787c111-226 260-429 439-600h1483v5c42-3 85-5 129-5z">
          <text:p/>
        </draw:path>
        <draw:custom-shape draw:style-name="gr15" draw:text-style-name="P1" draw:layer="layout" svg:width="2cm" svg:height="2cm" svg:x="7.25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4.8cm" svg:height="4.523cm" svg:x="2cm" svg:y="3.977cm">
          <draw:text-box>
            <text:p><text:span text:style-name="T2">14</text:span></text:p>
          </draw:text-box>
        </draw:frame>
        <draw:path draw:style-name="gr17" draw:text-style-name="P1" draw:layer="layout" svg:width="2.199cm" svg:height="0.799cm" svg:x="1.5cm" svg:y="4cm" svg:viewBox="0 0 2200 800" svg:d="M1749 100h-1300c-55 0-102 13-150 40-48 28-82 62-110 110-27 48-40 95-40 150s13 102 40 150c28 48 62 82 110 110 48 27 95 40 150 40h1300c55 0 102-13 150-40 48-28 82-62 110-110 27-48 40-95 40-150s-13-102-40-150c-28-48-62-82-110-110-48-27-95-40-150-40zM1800 0c74 0 136 17 200 54 64 36 110 82 146 146 37 64 54 126 54 200s-17 136-54 200c-36 64-82 110-146 146-64 37-126 54-200 54h-1400c-74 0-136-17-200-54-64-36-110-82-146-146-37-64-54-126-54-200s17-136 54-200c36-64 82-110 146-146 64-37 126-54 200-54z">
          <text:p/>
        </draw:path>
        <draw:path draw:style-name="gr17" draw:text-style-name="P1" draw:layer="layout" svg:width="1.153cm" svg:height="0.799cm" svg:x="3.846cm" svg:y="4cm" svg:viewBox="0 0 1154 800" svg:d="M703 100h-254c-55 0-102 12-150 40s-82 62-110 110-40 95-40 150 12 102 40 150 62 82 110 110 95 40 150 40h254c55 0 102-12 150-40s82-62 110-110 40-95 40-150-12-102-40-150-62-82-110-110-95-40-150-40zM754 0c74 0 136 17 200 54s109 82 146 146 54 126 54 200-17 136-54 200-82 109-146 146-126 54-200 54h-354c-74 0-136-17-200-54s-109-82-146-146-54-126-54-200 17-136 54-200 82-110 146-146c64-37 126-54 200-54z">
          <text:p/>
        </draw:path>
      </draw:page>
      <draw:page draw:name="page4" draw:style-name="dp1" draw:master-page-name="Default">
        <draw:frame draw:style-name="gr18" draw:text-style-name="P1" draw:layer="layout" svg:width="8.332cm" svg:height="9.999cm" svg:x="1.768cm" svg:y="0.001cm">
          <draw:image xlink:href="Pictures/10000000000001F400000258C397315E.jpg" xlink:type="simple" xlink:show="embed" xlink:actuate="onLoad">
            <text:p/>
          </draw:image>
        </draw:frame>
        <draw:path draw:style-name="gr13" draw:text-style-name="P1" draw:layer="layout" svg:width="1.18cm" svg:height="0.937cm" svg:x="5.719cm" svg:y="3.2cm" svg:viewBox="0 0 1181 938" svg:d="M697 128c-9 0-20 0-29 1v-1h-327-6-234c-13 0-24 3-34 9-11 6-19 13-25 23-5 11-8 21-8 33 0 11 3 20 8 30 6 11 14 18 25 24 10 6 21 9 34 9h135 6 172c-48 57-76 131-76 213 0 194 155 341 359 341 205 0 360-147 360-341 0-193-155-341-360-341zM686 0c281 0 495 203 495 469s-214 469-495 469c-280 0-495-203-495-469 0-69 15-134 41-191h-142c-17 0-31-5-45-12s-25-18-33-31c-9-14-12-28-12-42 0-17 3-30 12-43 8-15 19-24 33-32s28-11 45-11h276c85-67 196-107 320-107z">
          <text:p/>
        </draw:path>
        <draw:custom-shape draw:style-name="gr15" draw:text-style-name="P1" draw:layer="layout" svg:width="0.45cm" svg:height="0.426cm" svg:x="6.191cm" svg:y="3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9" draw:text-style-name="P4" draw:layer="layout" svg:width="0.185cm" svg:height="0.469cm" svg:x="5.069cm" svg:y="3.593cm" svg:viewBox="0 0 186 470" svg:d="M124 0c17 0 31 6 43 18 13 10 19 25 19 41v353c0 16-6 29-19 41-12 12-26 17-43 17s-33-5-43-17c-13-12-19-25-19-41v-294c-17 0-33-6-43-18-13-12-19-25-19-41s6-31 19-41c10-12 26-18 43-18z">
            <text:p/>
          </draw:path>
          <draw:path draw:style-name="gr19" draw:text-style-name="P4" draw:layer="layout" svg:width="0.371cm" svg:height="0.469cm" svg:x="5.316cm" svg:y="3.593cm" svg:viewBox="0 0 372 470" svg:d="M372 412c0 16-6 29-19 41-12 12-26 17-43 17s-33-5-43-17c-13-12-19-25-19-41v-30h-186c-17 0-33-6-43-17-13-12-19-25-19-42 0-10 3-20 8-29l186-265c3-4 6-8 11-11 10-12 26-18 43-18h77v1c11 3 21 8 28 17 13 10 19 25 19 41zM248 171l-68 94h68z">
            <text:p/>
          </draw:path>
        </draw:g>
        <draw:path draw:style-name="gr17" draw:text-style-name="P1" draw:layer="layout" svg:width="0.493cm" svg:height="0.17cm" svg:x="4.9cm" svg:y="3.307cm" svg:viewBox="0 0 494 171" svg:d="M394 22h-293c-13 0-24 2-34 7-11 6-19 14-25 24-5 10-8 21-8 32 0 12 3 22 8 33 6 10 14 17 25 23 10 6 21 9 34 9h293c12 0 23-3 32-9 11-6 19-13 25-23 6-11 9-21 9-33 0-11-3-22-9-32s-14-18-25-24c-9-5-20-7-32-7zM404 0c17 0 31 3 45 12 14 7 25 17 33 31 9 13 12 26 12 42s-3 30-12 43c-8 13-19 23-33 31-14 9-28 12-45 12h-314c-17 0-31-3-45-12-14-8-25-18-33-31-9-13-12-27-12-43s3-29 12-42c8-14 19-24 33-31 14-9 28-12 45-12z">
          <text:p/>
        </draw:path>
        <draw:path draw:style-name="gr17" draw:text-style-name="P1" draw:layer="layout" svg:width="0.258cm" svg:height="0.17cm" svg:x="5.426cm" svg:y="3.307cm" svg:viewBox="0 0 259 171" svg:d="M158 22h-57c-13 0-24 2-34 7-11 6-19 14-25 24s-8 21-8 32c0 12 2 22 8 33 6 10 14 17 25 23 10 6 21 9 34 9h57c12 0 23-3 34-9s19-13 25-23c6-11 9-21 9-33 0-11-3-22-9-32s-14-18-25-24c-11-5-22-7-34-7zM169 0c17 0 31 3 45 12 15 7 25 17 34 31 8 13 11 26 11 42s-3 30-11 43c-9 13-19 23-34 31-14 9-28 12-45 12h-79c-17 0-31-3-45-12-14-8-25-18-33-31-9-13-12-27-12-43s3-29 12-42c8-14 19-24 33-31 14-9 28-12 45-12z">
          <text:p/>
        </draw:path>
        <draw:custom-shape draw:style-name="gr20" draw:text-style-name="P1" draw:layer="layout" svg:width="0.331cm" svg:height="0.25cm" svg:x="5.671cm" svg:y="1.4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145cm" svg:height="0.215cm" svg:x="5.756cm" svg:y="1.4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unkin" svg:font-family="Dunkin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0T21:34:12.386773786</meta:creation-date>
    <dc:date>2014-04-16T17:30:42.994086473</dc:date>
    <meta:editing-duration>PT12H51M50S</meta:editing-duration>
    <meta:editing-cycles>20</meta:editing-cycles>
    <meta:generator>LibreOffice/4.2.3.2$Linux_X86_64 LibreOffice_project/5b49ae607df7cb5a837397b40c7dba9b437980e9</meta:generator>
    <meta:document-statistic meta:object-count="29"/>
  </office:meta>
</office:document-meta>
</file>